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March 15, 2022 (10:44: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4:44:52Z</meta:creation-date>
    <dc:date>2022-03-15T14:44:52Z</dc:date>
    <meta:user-defined meta:name="date" meta:value-type="string">March  15, 2022 (10:44: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